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n-Michael Carrington</text:p>
      <text:p text:style-name="Standard"/>
      <text:p text:style-name="Standard">Discussion Questions 1-6 on <text:s/>pages 74 and 74.</text:p>
      <text:p text:style-name="Standard"><text:line-break/>1.</text:p>
      <text:p text:style-name="Standard">(a) 7.4 float<text:line-break/>(b) 5.0 integer</text:p>
      <text:p text:style-name="Standard">(c) 8 integer</text:p>
      <text:p text:style-name="Standard">(d) illegal, cannot take the square root of a negative number</text:p>
      <text:p text:style-name="Standard">(e) 11 integer</text:p>
      <text:p text:style-name="Standard">(f) 27 integer</text:p>
      <text:p text:style-name="Standard"><text:line-break/>2.</text:p>
      <text:p text:style-name="Standard">(a) (3 + 4) * 5</text:p>
      <text:p text:style-name="Standard">(b) (n * (n – 1)) / 2</text:p>
      <text:p text:style-name="Standard">(c) 4 * math.pi * r**2</text:p>
      <text:p text:style-name="Standard">(d) (r * (math.cos(a)**2) + r * (math.sin(a))**2)**0.5</text:p>
      <text:p text:style-name="Standard">(e) (y2 – y1) / (x2 – x1)</text:p>
      <text:p text:style-name="Standard"/>
      <text:p text:style-name="Standard">3.</text:p>
      <text:p text:style-name="Standard">(a) [0, 1, 2, 3, 4]</text:p>
      <text:p text:style-name="Standard">(b) [3, 4, 5, 6, 7, 8 ,9]</text:p>
      <text:p text:style-name="Standard">(c) [4, 7, 10]</text:p>
      <text:p text:style-name="Standard">(d) [15, 13, 11, 9, 7]</text:p>
      <text:p text:style-name="Standard">(e) []</text:p>
      <text:p text:style-name="Standard"/>
      <text:p text:style-name="Standard">4.</text:p>
      <text:p text:style-name="Standard">(a)</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100</text:p>
      <text:p text:style-name="Standard"/>
      <text:p text:style-name="Standard">(b)</text:p>
      <text:p text:style-name="Standard">1 : 1</text:p>
      <text:p text:style-name="Standard">3 : 27</text:p>
      <text:p text:style-name="Standard">5 : 125</text:p>
      <text:p text:style-name="Standard">7 : 343</text:p>
      <text:p text:style-name="Standard">9: 729</text:p>
      <text:p text:style-name="Standard"/>
      <text:p text:style-name="Standard">(c)</text:p>
      <text:p text:style-name="Standard">012</text:p>
      <text:p text:style-name="Standard">212</text:p>
      <text:p text:style-name="Standard"><text:soft-page-break/>412</text:p>
      <text:p text:style-name="Standard">612</text:p>
      <text:p text:style-name="Standard">812</text:p>
      <text:p text:style-name="Standard">done</text:p>
      <text:p text:style-name="Standard"/>
      <text:p text:style-name="Standard">(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385</text:p>
      <text:p text:style-name="Standard"/>
      <text:p text:style-name="Standard">5. Instead of rounding the digits that come after the decimal point, it will round the ones that come before it. Doing round(314.159265, 1) will yield 314.2 as it is rounding the digit after the decimal point. Replacing the one with a -1 will yield 310.0 as it will round the digit right before the decimal place.</text:p>
      <text:p text:style-name="Standard"/>
      <text:p text:style-name="Standard"/>
      <text:p text:style-name="Standard">6. Integer division with negative numbers is practically like the floor command. For remainder division, varying answers will occur depending on which number has the negative sign before or after the %.</text:p>
      <text:p text:style-name="Standard">(a) -4</text:p>
      <text:p text:style-name="Standard">(b) 2</text:p>
      <text:p text:style-name="Standard">(c) -4</text:p>
      <text:p text:style-name="Standard">(d) -2</text:p>
      <text:p text:style-name="Standard">(e)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8:14:44.09</meta:creation-date>
    <meta:document-statistic meta:table-count="0" meta:image-count="0" meta:object-count="0" meta:page-count="2" meta:paragraph-count="64" meta:word-count="246" meta:character-count="1068"/>
    <dc:date>2014-09-09T19:12:05.92</dc:date>
    <meta:editing-duration>PT11M41S</meta:editing-duration>
    <meta:editing-cycles>1</meta:editing-cycles>
    <meta:generator>OpenOffice.org/3.4$Win32 OpenOffice.org_project/340m1$Build-9590</meta:generator>
  </office:meta>
</office:document-meta>
</file>